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12.192cm" svg:height="1.016cm" svg:x="4.048cm" svg:y="6.332cm">
          <text:p text:style-name="P1">svn checkout repository_address 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2.192cm" svg:height="1.016cm" svg:x="4.048cm" svg:y="8.85cm">
          <text:p text:style-name="P1">svn upda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2.192cm" svg:height="1.016cm" svg:x="4.048cm" svg:y="17.328cm">
          <text:p text:style-name="P1">svn commit -m “some message”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12.192cm" svg:height="1.116cm" svg:x="4.048cm" svg:y="10.752cm">
          <text:p text:style-name="P1">Modifiy your already added files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6.72cm" svg:height="1.016cm" svg:x="12.383cm" svg:y="12.923cm">
          <text:p text:style-name="P1">Create new fil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6.858cm" svg:height="1.016cm" svg:x="12.314cm" svg:y="14.648cm">
          <text:p text:style-name="P1">svn add filename.tx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769cm 0cm -0.261cm" svg:x1="10.144cm" svg:y1="18.344cm" svg:x2="10.144cm" svg:y2="8.85cm" draw:start-shape="id1" draw:start-glue-point="2" draw:end-shape="id2" draw:end-glue-point="0" svg:d="m10144 18344v1270h-6597v-11526h6597v762">
          <text:p/>
        </draw:connector>
        <draw:connector draw:style-name="gr3" draw:text-style-name="P1" draw:layer="layout" svg:x1="10.144cm" svg:y1="9.866cm" svg:x2="10.144cm" svg:y2="10.752cm" draw:start-shape="id2" draw:start-glue-point="2" draw:end-shape="id3" draw:end-glue-point="0" svg:d="m10144 9866v886">
          <text:p/>
        </draw:connector>
        <draw:connector draw:style-name="gr3" draw:text-style-name="P1" draw:layer="layout" svg:x1="10.779cm" svg:y1="13.431cm" svg:x2="12.383cm" svg:y2="13.431cm" draw:start-shape="id4" draw:start-glue-point="7" draw:end-shape="id5" svg:d="m10779 13431h1604">
          <text:p/>
        </draw:connector>
        <draw:connector draw:style-name="gr3" draw:text-style-name="P1" draw:layer="layout" svg:x1="15.743cm" svg:y1="13.939cm" svg:x2="15.743cm" svg:y2="14.648cm" draw:start-shape="id5" draw:start-glue-point="2" draw:end-shape="id6" svg:d="m15743 13939v709">
          <text:p/>
        </draw:connector>
        <draw:connector draw:style-name="gr3" draw:text-style-name="P1" draw:layer="layout" draw:line-skew="-0.248cm" svg:x1="15.743cm" svg:y1="15.664cm" svg:x2="10.144cm" svg:y2="17.328cm" draw:start-shape="id6" draw:start-glue-point="2" draw:end-shape="id1" svg:d="m15743 15664v584h-5599v1080">
          <text:p/>
        </draw:connector>
        <draw:connector draw:style-name="gr3" draw:text-style-name="P1" draw:layer="layout" svg:x1="10.144cm" svg:y1="11.868cm" svg:x2="10.144cm" svg:y2="12.738cm" draw:start-shape="id3" draw:start-glue-point="2" draw:end-shape="id4" draw:end-glue-point="4" svg:d="m10144 11868v870">
          <text:p/>
        </draw:connector>
        <draw:connector draw:style-name="gr3" draw:text-style-name="P1" draw:layer="layout" svg:x1="10.144cm" svg:y1="7.348cm" svg:x2="10.144cm" svg:y2="8.85cm" draw:start-shape="id7" draw:start-glue-point="2" draw:end-shape="id2" draw:end-glue-point="0" svg:d="m10144 7348v1502">
          <text:p/>
        </draw:connector>
        <draw:custom-shape draw:style-name="gr4" draw:text-style-name="P1" draw:id="id4" draw:layer="layout" svg:width="1.27cm" svg:height="1.386cm" svg:x="9.509cm" svg:y="12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144cm" svg:y1="14.024cm" svg:x2="10.144cm" svg:y2="17.328cm" draw:end-shape="id1" draw:end-glue-point="0" svg:d="m10144 14024v33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 </meta:initial-creator>
    <meta:creation-date>2012-12-11T15:21:12</meta:creation-date>
    <dc:date>2012-12-11T15:39:43</dc:date>
    <dc:creator>carlo </dc:creator>
    <meta:editing-duration>PT00H03M21S</meta:editing-duration>
    <meta:editing-cycles>1</meta:editing-cycles>
    <meta:document-statistic meta:object-count="15"/>
    <meta:generator>OpenOffice.org/3.2$Unix OpenOffice.org_project/320m19$Build-9505</meta:generator>
  </office:meta>
</office:document-meta>
</file>